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917in" style:rel-column-width="2855*"/>
    </style:style>
    <style:style style:name="Table1.B" style:family="table-column">
      <style:table-column-properties style:column-width="0.8125in" style:rel-column-width="7955*"/>
    </style:style>
    <style:style style:name="Table1.C" style:family="table-column">
      <style:table-column-properties style:column-width="1.125in" style:rel-column-width="11015*"/>
    </style:style>
    <style:style style:name="Table1.D" style:family="table-column">
      <style:table-column-properties style:column-width="3.9375in" style:rel-column-width="38553*"/>
    </style:style>
    <style:style style:name="Table1.E" style:family="table-column">
      <style:table-column-properties style:column-width="0.5264in" style:rel-column-width="515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667in" table:align="left"/>
    </style:style>
    <style:style style:name="Table2.A" style:family="table-column">
      <style:table-column-properties style:column-width="0.2847in"/>
    </style:style>
    <style:style style:name="Table2.B" style:family="table-column">
      <style:table-column-properties style:column-width="0.5694in"/>
    </style:style>
    <style:style style:name="Table2.C" style:family="table-column">
      <style:table-column-properties style:column-width="0.6875in"/>
    </style:style>
    <style:style style:name="Table2.E" style:family="table-column">
      <style:table-column-properties style:column-width="3.9375in"/>
    </style:style>
    <style:style style:name="Table2.F" style:family="table-column">
      <style:table-column-properties style:column-width="0.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667in" table:align="left"/>
    </style:style>
    <style:style style:name="Table3.A" style:family="table-column">
      <style:table-column-properties style:column-width="0.2917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4.9375in"/>
    </style:style>
    <style:style style:name="Table3.D" style:family="table-column">
      <style:table-column-properties style:column-width="0.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/>
      <style:text-properties style:font-name="Liberation Sans" fo:font-size="10pt" officeooo:rsid="000d44b8" officeooo:paragraph-rsid="000d44b8" style:font-size-asian="10pt" style:font-size-complex="10pt"/>
    </style:style>
    <style:style style:name="P2" style:family="paragraph" style:parent-style-name="Standard">
      <style:paragraph-properties fo:line-height="115%"/>
      <style:text-properties style:font-name="Liberation Sans" fo:font-size="10pt" officeooo:rsid="000d44b8" officeooo:paragraph-rsid="00501d0e" style:font-size-asian="10pt" style:font-size-complex="10pt"/>
    </style:style>
    <style:style style:name="P3" style:family="paragraph" style:parent-style-name="Standard">
      <style:paragraph-properties fo:line-height="115%"/>
      <style:text-properties style:font-name="Liberation Sans" fo:font-size="10pt" officeooo:rsid="00119d2b" officeooo:paragraph-rsid="001363c1" style:font-size-asian="10pt" style:font-size-complex="10pt"/>
    </style:style>
    <style:style style:name="P4" style:family="paragraph" style:parent-style-name="Standard">
      <style:paragraph-properties fo:line-height="115%"/>
      <style:text-properties style:font-name="Liberation Sans" fo:font-size="10pt" officeooo:rsid="00119d2b" officeooo:paragraph-rsid="0058aa8e" style:font-size-asian="10pt" style:font-size-complex="10pt"/>
    </style:style>
    <style:style style:name="P5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119d2b" officeooo:paragraph-rsid="00615b52" style:font-size-asian="10pt" style:font-size-complex="10pt"/>
    </style:style>
    <style:style style:name="P6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119d2b" officeooo:paragraph-rsid="00673566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Liberation Sans" fo:font-size="10pt" officeooo:rsid="00119d2b" officeooo:paragraph-rsid="0064cba0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Sans" fo:font-size="10pt" officeooo:rsid="00167d00" officeooo:paragraph-rsid="001363c1" style:font-size-asian="10pt" style:font-size-complex="10pt"/>
    </style:style>
    <style:style style:name="P9" style:family="paragraph" style:parent-style-name="Standard">
      <style:paragraph-properties fo:margin-top="0.0402in" fo:margin-bottom="0in" style:contextual-spacing="false" fo:line-height="115%"/>
      <style:text-properties style:font-name="Liberation Sans" fo:font-size="10pt" officeooo:rsid="00501d0e" officeooo:paragraph-rsid="00501d0e" style:font-size-asian="10pt" style:font-size-complex="10pt"/>
    </style:style>
    <style:style style:name="P10" style:family="paragraph" style:parent-style-name="Standard" style:master-page-name="">
      <style:paragraph-properties fo:margin-top="0.0402in" fo:margin-bottom="0in" style:contextual-spacing="false" fo:line-height="115%" fo:text-align="justify" style:justify-single-word="false" style:page-number="auto" fo:break-before="page"/>
      <style:text-properties style:font-name="Liberation Sans" fo:font-size="10pt" officeooo:rsid="00501d0e" officeooo:paragraph-rsid="00624860" style:font-size-asian="10pt" style:font-size-complex="10pt"/>
    </style:style>
    <style:style style:name="P11" style:family="paragraph" style:parent-style-name="Standard" style:master-page-name="">
      <style:paragraph-properties fo:margin-top="0.0402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501d0e" officeooo:paragraph-rsid="0064cba0" style:font-size-asian="10pt" style:font-size-complex="10pt"/>
    </style:style>
    <style:style style:name="P12" style:family="paragraph" style:parent-style-name="Standard" style:master-page-name="">
      <style:paragraph-properties fo:margin-top="0.0402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501d0e" officeooo:paragraph-rsid="006a37e9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Sans" fo:font-size="10pt" officeooo:rsid="004fb14c" officeooo:paragraph-rsid="004fb14c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Liberation Sans" fo:font-size="10pt" officeooo:rsid="004fb14c" officeooo:paragraph-rsid="0058aa8e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Liberation Sans" fo:font-size="10pt" officeooo:rsid="004fb14c" officeooo:paragraph-rsid="0064cba0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" fo:font-size="10pt" officeooo:rsid="004fb14c" officeooo:paragraph-rsid="006ebc32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" fo:font-size="10pt" officeooo:rsid="0058aa8e" officeooo:paragraph-rsid="0058aa8e" style:font-size-asian="10pt" style:font-size-complex="10pt"/>
    </style:style>
    <style:style style:name="P18" style:family="paragraph" style:parent-style-name="Standard">
      <style:paragraph-properties fo:line-height="115%"/>
      <style:text-properties style:font-name="Liberation Sans" fo:font-size="10pt" officeooo:rsid="0058aa8e" officeooo:paragraph-rsid="0064cba0" style:font-size-asian="10pt" style:font-size-complex="10pt"/>
    </style:style>
    <style:style style:name="P19" style:family="paragraph" style:parent-style-name="Standard">
      <style:paragraph-properties fo:line-height="115%"/>
      <style:text-properties style:font-name="Liberation Sans" fo:font-size="10pt" officeooo:rsid="006a5208" officeooo:paragraph-rsid="0075587c" style:font-size-asian="10pt" style:font-size-complex="10pt"/>
    </style:style>
    <style:style style:name="P20" style:family="paragraph" style:parent-style-name="Standard">
      <style:paragraph-properties fo:line-height="115%"/>
      <style:text-properties style:font-name="Liberation Sans" fo:font-size="10pt" officeooo:rsid="006d775b" officeooo:paragraph-rsid="007294eb" style:font-size-asian="10pt" style:font-size-complex="10pt"/>
    </style:style>
    <style:style style:name="P21" style:family="paragraph" style:parent-style-name="Standard">
      <style:paragraph-properties fo:line-height="115%"/>
      <style:text-properties style:font-name="Liberation Sans" fo:font-size="10pt" officeooo:rsid="006d775b" officeooo:paragraph-rsid="00740962" style:font-size-asian="10pt" style:font-size-complex="10pt"/>
    </style:style>
    <style:style style:name="P22" style:family="paragraph" style:parent-style-name="Standard">
      <style:paragraph-properties fo:line-height="115%"/>
      <style:text-properties style:font-name="Liberation Sans" officeooo:rsid="0010d681" officeooo:paragraph-rsid="000d44b8"/>
    </style:style>
    <style:style style:name="P23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10d681" officeooo:paragraph-rsid="0010d68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d44b8" officeooo:paragraph-rsid="000d44b8" fo:background-color="transparent" style:font-size-asian="14pt" style:font-size-complex="14pt"/>
    </style:style>
    <style:style style:name="P25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4c5afd" officeooo:paragraph-rsid="004d388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/>
      <style:text-properties style:font-name="Liberation Sans" officeooo:rsid="004c5afd" officeooo:paragraph-rsid="004c5afd"/>
    </style:style>
    <style:style style:name="P27" style:family="paragraph" style:parent-style-name="Table_20_Contents">
      <style:text-properties style:font-name="Liberation Sans" officeooo:rsid="0052e04a" officeooo:paragraph-rsid="0052e04a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officeooo:rsid="0052e04a" officeooo:paragraph-rsid="0052e04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officeooo:rsid="0052e04a" officeooo:paragraph-rsid="0058aa8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officeooo:rsid="0052e04a" officeooo:paragraph-rsid="0064cba0" style:font-size-asian="10pt" style:font-size-complex="10pt"/>
    </style:style>
    <style:style style:name="P31" style:family="paragraph" style:parent-style-name="Table_20_Contents">
      <style:text-properties style:font-name="Liberation Sans" officeooo:rsid="0052e04a" officeooo:paragraph-rsid="0058aa8e" style:font-size-asian="10pt" style:font-size-complex="10pt"/>
    </style:style>
    <style:style style:name="P32" style:family="paragraph" style:parent-style-name="Table_20_Contents">
      <style:text-properties style:font-name="Liberation Sans" officeooo:rsid="0052e04a" officeooo:paragraph-rsid="0064cba0" style:font-size-asian="10pt" style:font-size-complex="10pt"/>
    </style:style>
    <style:style style:name="P33" style:family="paragraph" style:parent-style-name="Table_20_Contents">
      <style:text-properties style:font-name="Liberation Sans" officeooo:rsid="0053acf5" officeooo:paragraph-rsid="0053acf5" style:font-size-asian="10pt" style:font-size-complex="10pt"/>
    </style:style>
    <style:style style:name="P34" style:family="paragraph" style:parent-style-name="Table_20_Contents">
      <style:text-properties style:font-name="Liberation Sans" officeooo:rsid="0053acf5" officeooo:paragraph-rsid="005d35df" style:font-size-asian="10pt" style:font-size-complex="10pt"/>
    </style:style>
    <style:style style:name="P35" style:family="paragraph" style:parent-style-name="Table_20_Contents">
      <style:text-properties style:font-name="Liberation Sans" officeooo:rsid="0053acf5" officeooo:paragraph-rsid="005f362d" style:font-size-asian="10pt" style:font-size-complex="10pt"/>
    </style:style>
    <style:style style:name="P36" style:family="paragraph" style:parent-style-name="Table_20_Contents">
      <style:text-properties style:font-name="Liberation Sans" officeooo:rsid="0053acf5" officeooo:paragraph-rsid="005f8f26" style:font-size-asian="10pt" style:font-size-complex="10pt"/>
    </style:style>
    <style:style style:name="P37" style:family="paragraph" style:parent-style-name="Table_20_Contents">
      <style:text-properties style:font-name="Liberation Sans" officeooo:rsid="0053acf5" officeooo:paragraph-rsid="0064cba0" style:font-size-asian="10pt" style:font-size-complex="10pt"/>
    </style:style>
    <style:style style:name="P38" style:family="paragraph" style:parent-style-name="Table_20_Contents">
      <style:text-properties style:font-name="Liberation Sans" officeooo:rsid="0053acf5" officeooo:paragraph-rsid="00658f8b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officeooo:rsid="0054c606" officeooo:paragraph-rsid="0054c60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officeooo:rsid="0054c606" officeooo:paragraph-rsid="0056b0c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officeooo:rsid="0054c606" officeooo:paragraph-rsid="0058aa8e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officeooo:rsid="0054c606" officeooo:paragraph-rsid="0064cba0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officeooo:rsid="00550d14" officeooo:paragraph-rsid="00550d14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officeooo:rsid="0056b0cc" officeooo:paragraph-rsid="0056b0c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officeooo:rsid="0058aa8e" officeooo:paragraph-rsid="0058aa8e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officeooo:rsid="0059b3c7" officeooo:paragraph-rsid="0059b3c7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officeooo:rsid="0059b3c7" officeooo:paragraph-rsid="0064cba0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officeooo:rsid="0059dabc" officeooo:paragraph-rsid="0059dab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officeooo:rsid="005d35df" officeooo:paragraph-rsid="005d35df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officeooo:rsid="005f362d" officeooo:paragraph-rsid="005f362d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officeooo:rsid="005f8f26" officeooo:paragraph-rsid="005f8f26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officeooo:rsid="0063d3cb" officeooo:paragraph-rsid="0063d3cb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officeooo:rsid="0064cba0" officeooo:paragraph-rsid="0064cba0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officeooo:rsid="00658f8b" officeooo:paragraph-rsid="00658f8b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officeooo:rsid="0066220e" officeooo:paragraph-rsid="0066220e" style:font-size-asian="10pt" style:font-size-complex="10pt"/>
    </style:style>
    <style:style style:name="P56" style:family="paragraph" style:parent-style-name="Standard">
      <style:paragraph-properties fo:line-height="115%"/>
      <style:text-properties style:font-name="Liberation Sans" fo:font-size="10pt" officeooo:rsid="007294eb" officeooo:paragraph-rsid="007294eb" style:font-size-asian="10pt" style:font-size-complex="10pt"/>
    </style:style>
    <style:style style:name="P57" style:family="paragraph" style:parent-style-name="Standard">
      <style:paragraph-properties fo:line-height="115%"/>
      <style:text-properties style:font-name="Liberation Sans" officeooo:rsid="004c5afd" officeooo:paragraph-rsid="004c5afd"/>
    </style:style>
    <style:style style:name="P58" style:family="paragraph" style:parent-style-name="Standard">
      <style:paragraph-properties fo:line-height="115%"/>
      <style:text-properties style:font-name="Liberation Sans" officeooo:rsid="00792180" officeooo:paragraph-rsid="00792180"/>
    </style:style>
    <style:style style:name="P59" style:family="paragraph" style:parent-style-name="Standard">
      <style:paragraph-properties fo:line-height="115%"/>
      <style:text-properties style:font-name="Liberation Sans" officeooo:rsid="007a7cbd" officeooo:paragraph-rsid="007a7cbd"/>
    </style:style>
    <style:style style:name="T1" style:family="text">
      <style:text-properties officeooo:rsid="001363c1"/>
    </style:style>
    <style:style style:name="T2" style:family="text">
      <style:text-properties officeooo:rsid="00167d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63c1" style:font-weight-asian="bold" style:font-weight-complex="bold"/>
    </style:style>
    <style:style style:name="T5" style:family="text">
      <style:text-properties fo:font-weight="bold" officeooo:rsid="004c5afd" style:font-weight-asian="bold" style:font-weight-complex="bold"/>
    </style:style>
    <style:style style:name="T6" style:family="text">
      <style:text-properties fo:font-weight="bold" officeooo:rsid="0058aa8e" style:font-weight-asian="bold" style:font-weight-complex="bold"/>
    </style:style>
    <style:style style:name="T7" style:family="text">
      <style:text-properties fo:font-weight="bold" officeooo:rsid="0064cba0" style:font-weight-asian="bold" style:font-weight-complex="bold"/>
    </style:style>
    <style:style style:name="T8" style:family="text">
      <style:text-properties fo:font-weight="bold" officeooo:rsid="00673566" style:font-weight-asian="bold" style:font-weight-complex="bold"/>
    </style:style>
    <style:style style:name="T9" style:family="text">
      <style:text-properties fo:font-weight="bold" officeooo:rsid="006a37e9" style:font-weight-asian="bold" style:font-weight-complex="bold"/>
    </style:style>
    <style:style style:name="T10" style:family="text">
      <style:text-properties officeooo:rsid="0040c0f8"/>
    </style:style>
    <style:style style:name="T11" style:family="text">
      <style:text-properties officeooo:rsid="004a55bc"/>
    </style:style>
    <style:style style:name="T12" style:family="text">
      <style:text-properties officeooo:rsid="004c5afd"/>
    </style:style>
    <style:style style:name="T13" style:family="text">
      <style:text-properties officeooo:rsid="004ce880"/>
    </style:style>
    <style:style style:name="T14" style:family="text">
      <style:text-properties officeooo:rsid="004d388d"/>
    </style:style>
    <style:style style:name="T15" style:family="text">
      <style:text-properties officeooo:rsid="0050fac4"/>
    </style:style>
    <style:style style:name="T16" style:family="text">
      <style:text-properties officeooo:rsid="0057c402"/>
    </style:style>
    <style:style style:name="T17" style:family="text">
      <style:text-properties officeooo:rsid="0058aa8e"/>
    </style:style>
    <style:style style:name="T18" style:family="text">
      <style:text-properties officeooo:rsid="0059b3c7"/>
    </style:style>
    <style:style style:name="T19" style:family="text">
      <style:text-properties officeooo:rsid="0059dabc"/>
    </style:style>
    <style:style style:name="T20" style:family="text">
      <style:text-properties officeooo:rsid="005d35df"/>
    </style:style>
    <style:style style:name="T21" style:family="text">
      <style:text-properties officeooo:rsid="005e3ef8"/>
    </style:style>
    <style:style style:name="T22" style:family="text">
      <style:text-properties officeooo:rsid="005f362d"/>
    </style:style>
    <style:style style:name="T23" style:family="text">
      <style:text-properties officeooo:rsid="005f8f26"/>
    </style:style>
    <style:style style:name="T24" style:family="text">
      <style:text-properties officeooo:rsid="00615b52"/>
    </style:style>
    <style:style style:name="T25" style:family="text">
      <style:text-properties officeooo:rsid="00624860"/>
    </style:style>
    <style:style style:name="T26" style:family="text">
      <style:text-properties officeooo:rsid="0064cba0"/>
    </style:style>
    <style:style style:name="T27" style:family="text">
      <style:text-properties officeooo:rsid="0069078d"/>
    </style:style>
    <style:style style:name="T28" style:family="text">
      <style:text-properties officeooo:rsid="006a37e9"/>
    </style:style>
    <style:style style:name="T29" style:family="text">
      <style:text-properties officeooo:rsid="006c1170"/>
    </style:style>
    <style:style style:name="T30" style:family="text">
      <style:text-properties officeooo:rsid="006ebc32"/>
    </style:style>
    <style:style style:name="T31" style:family="text">
      <style:text-properties officeooo:rsid="007294eb"/>
    </style:style>
    <style:style style:name="T32" style:family="text">
      <style:text-properties officeooo:rsid="00740962"/>
    </style:style>
    <style:style style:name="T33" style:family="text">
      <style:text-properties officeooo:rsid="0075587c"/>
    </style:style>
    <style:style style:name="T34" style:family="text">
      <style:text-properties officeooo:rsid="00768361"/>
    </style:style>
    <style:style style:name="T35" style:family="text">
      <style:text-properties officeooo:rsid="0077cf3e"/>
    </style:style>
    <style:style style:name="T36" style:family="text">
      <style:text-properties officeooo:rsid="00792180"/>
    </style:style>
    <style:style style:name="T37" style:family="text">
      <style:text-properties officeooo:rsid="007a7cbd"/>
    </style:style>
    <style:style style:name="T38" style:family="text">
      <style:text-properties officeooo:rsid="007b88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35">T</text:span>est<text:span text:style-name="T35">owanie</text:span> interfejsu <text:span text:style-name="T35">oraz aplikacji </text:span>do zasilacza 200A </text:p>
      <text:p text:style-name="P24">wersja <text:span text:style-name="T35">1</text:span><text:span text:style-name="T11">.</text:span><text:span text:style-name="T35">0</text:span></text:p>
      <text:p text:style-name="P26"/>
      <text:p text:style-name="P26">Celem niniejszego dokumentu jest <text:span text:style-name="T35">przegląd</text:span> testów interfejsu zbudowanego na płytce Raspberry Pi Pico rev.3 (2020) <text:span text:style-name="T35">do zasilaczy 200A (z laboratorium Svedberga) oraz aplikacji (w C/C++ na linuksa) do sterowania tymi zasilaczami</text:span><text:span text:style-name="T14">.</text:span></text:p>
      <text:p text:style-name="P26"/>
      <text:p text:style-name="P26"/>
      <text:p text:style-name="P26"/>
      <text:p text:style-name="P26"/>
      <text:p text:style-name="P58">1.<text:tab/>Testy interfejsu.</text:p>
      <text:p text:style-name="P58">1.1.<text:tab/>Testy komunikacji modbusowej.</text:p>
      <text:p text:style-name="P58">1.1.1.<text:tab/>Testy z<text:span text:style-name="T37">a pomocą programu QModBus 0.3.0.</text:span></text:p>
      <text:p text:style-name="P59">1.1.1.1.<text:tab/>Testy <text:span text:style-name="T36">komunikacji</text:span> z parametrami nominalnymi.</text:p>
      <text:p text:style-name="P59"><text:tab/>Testy odczytu rejestrów z dostępnej przestrzeni adresowej<text:span text:style-name="T38">.<text:tab/><text:tab/><text:tab/><text:tab/>Wykonane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/>
      <text:p text:style-name="P23">1. <text:span text:style-name="T12">Testy komunikacji modbusowej</text:span></text:p>
      <text:p text:style-name="P5"><text:span text:style-name="T5">1</text:span><text:span text:style-name="T4">.1.</text:span><text:span text:style-name="T1"> </text:span><text:span text:style-name="T12">Testy komunikacji z terminalem PC; </text:span><text:span text:style-name="T13">parametr</text:span><text:span text:style-name="T15">y</text:span><text:span text:style-name="T13"> </text:span><text:span text:style-name="T15">transmisji </text:span><text:span text:style-name="T13">nominaln</text:span><text:span text:style-name="T15">e</text:span><text:span text:style-name="T23">; adres slave'a</text:span><text:span text:style-name="T26">:</text:span><text:span text:style-name="T23"> 01</text:span><text:span text:style-name="T15">; ramka modbusowa </text:span><text:span text:style-name="T20">spełnia wymogi formalne określone w standardzie Modbus</text:span><text:span text:style-name="T23">.</text:span><text:span text:style-name="T26"> </text:span><text:span text:style-name="T24">N</text:span><text:span text:style-name="T15">a terminalu modbusowym</text:span><text:span text:style-name="T24"> u</text:span><text:span text:style-name="T13">stawiono parametry </text:span><text:span text:style-name="T15">n</text:span><text:span text:style-name="T24">ominalne:</text:span></text:p>
      <text:p text:style-name="P3"><text:span text:style-name="T2">Prędkość (baudrate): </text:span><text:span text:style-name="T10">19200</text:span></text:p>
      <text:p text:style-name="P8">Bity danych: 8</text:p>
      <text:p text:style-name="P8">Bity stopu: 1</text:p>
      <text:p text:style-name="P3"><text:span text:style-name="T2">Parzystość: </text:span><text:span text:style-name="T10">even</text:span></text:p>
      <text:p text:style-name="P8">Kontrola przepływu: brak.</text:p>
      <text:p text:style-name="P9"><text:span text:style-name="T3">1.1.1.</text:span><text:tab/>Komenda 03 (odczyt rejestrów) dla różnych kombinacji adresów <text:span text:style-name="T15">i</text:span> dla różnych ilości rejestrów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8">Lp.</text:p>
          </table:table-cell>
          <table:table-cell table:style-name="Table1.A1" office:value-type="string">
            <text:p text:style-name="P28">Adres</text:p>
          </table:table-cell>
          <table:table-cell table:style-name="Table1.A1" office:value-type="string">
            <text:p text:style-name="P28">Liczba rejestrów</text:p>
          </table:table-cell>
          <table:table-cell table:style-name="Table1.A1" office:value-type="string">
            <text:p text:style-name="P27">Komentarz</text:p>
          </table:table-cell>
          <table:table-cell table:style-name="Table1.E1" office:value-type="string">
            <text:p text:style-name="P28">Ocena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00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33">Odpowiedź prawidłowa<text:span text:style-name="T20">;</text:span> dane z rejestru<text:span text:style-name="T20"> praw</text:span><text:span text:style-name="T21">i</text:span><text:span text:style-name="T20">dłowe</text:span></text:p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28">1000</text:p>
          </table:table-cell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33">Odpowiedź prawidłowa<text:span text:style-name="T20">; </text:span>dane z rejestrów<text:span text:style-name="T20"> prawidłowe</text:span></text:p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8">1000</text:p>
          </table:table-cell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34">Odpowiedź prawidłowa<text:span text:style-name="T20">; </text:span>dane z rejestrów<text:span text:style-name="T20"> prawidłowe</text:span></text:p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8">1000</text:p>
          </table:table-cell>
          <table:table-cell table:style-name="Table1.A2" office:value-type="string">
            <text:p text:style-name="P28">8</text:p>
          </table:table-cell>
          <table:table-cell table:style-name="Table1.A2" office:value-type="string">
            <text:p text:style-name="P34">Odpowiedź prawidłowa<text:span text:style-name="T20"> (</text:span><text:span text:style-name="T16">wyjątek</text:span><text:span text:style-name="T20">):</text:span> 01 83 02 c0 f1</text:p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28">999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34">Odpowiedź prawidłowa<text:span text:style-name="T20"> (</text:span><text:span text:style-name="T16">wyjątek</text:span><text:span text:style-name="T20">):</text:span> 01 83 02 c0 f1</text:p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8">999</text:p>
          </table:table-cell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34">Odpowiedź prawidłowa<text:span text:style-name="T20"> (</text:span><text:span text:style-name="T16">wyjątek</text:span><text:span text:style-name="T20">):</text:span> 01 83 02 c0 f1</text:p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39">5</text:p>
          </table:table-cell>
          <table:table-cell table:style-name="Table1.A2" office:value-type="string">
            <text:p text:style-name="P34">Odpowiedź prawidłowa<text:span text:style-name="T20"> (</text:span><text:span text:style-name="T16">wyjątek</text:span><text:span text:style-name="T20">):</text:span> 01 83 02 c0 f1</text:p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9">8</text:p>
          </table:table-cell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9">5</text:p>
          </table:table-cell>
          <table:table-cell table:style-name="Table1.A2" office:value-type="string">
            <text:p text:style-name="P34">Odpowiedź prawidłowa<text:span text:style-name="T20"> (</text:span><text:span text:style-name="T16">wyjątek</text:span><text:span text:style-name="T20">):</text:span> 01 83 02 c0 f1</text:p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9">9</text:p>
          </table:table-cell>
          <table:table-cell table:style-name="Table1.A2" office:value-type="string">
            <text:p text:style-name="P39">65535</text:p>
          </table:table-cell>
          <table:table-cell table:style-name="Table1.A2" office:value-type="string">
            <text:p text:style-name="P39">5</text:p>
          </table:table-cell>
          <table:table-cell table:style-name="Table1.A2" office:value-type="string">
            <text:p text:style-name="P34">Odpowiedź prawidłowa<text:span text:style-name="T20"> (</text:span><text:span text:style-name="T16">wyjątek</text:span><text:span text:style-name="T20">):</text:span> 01 83 02 c0 f1</text:p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9">10</text:p>
          </table:table-cell>
          <table:table-cell table:style-name="Table1.A2" office:value-type="string">
            <text:p text:style-name="P43">1001</text:p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34">Odpowiedź prawidłowa<text:span text:style-name="T20">; </text:span>dane z rejestrów<text:span text:style-name="T20"> prawidłowe</text:span></text:p>
          </table:table-cell>
          <table:table-cell table:style-name="Table1.E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9">11</text:p>
          </table:table-cell>
          <table:table-cell table:style-name="Table1.A2" office:value-type="string">
            <text:p text:style-name="P44">1002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34">Odpowiedź prawidłowa<text:span text:style-name="T20">; </text:span>dane z rejestrów<text:span text:style-name="T20"> prawidłowe</text:span></text:p>
          </table:table-cell>
          <table:table-cell table:style-name="Table1.E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9">12</text:p>
          </table:table-cell>
          <table:table-cell table:style-name="Table1.A2" office:value-type="string">
            <text:p text:style-name="P44">1002</text:p>
          </table:table-cell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34">Odpowiedź prawidłowa<text:span text:style-name="T20">; </text:span>dane z rejestrów<text:span text:style-name="T20"> prawidłowe</text:span></text:p>
          </table:table-cell>
          <table:table-cell table:style-name="Table1.E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9">13</text:p>
          </table:table-cell>
          <table:table-cell table:style-name="Table1.A2" office:value-type="string">
            <text:p text:style-name="P44">1002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34">Odpowiedź prawidłowa<text:span text:style-name="T20">; </text:span>dane z rejestrów<text:span text:style-name="T20"> prawidłowe</text:span></text:p>
          </table:table-cell>
          <table:table-cell table:style-name="Table1.E2" office:value-type="string">
            <text:p text:style-name="P40"/>
          </table:table-cell>
        </table:table-row>
        <text:soft-page-break/>
        <table:table-row>
          <table:table-cell table:style-name="Table1.A2" office:value-type="string">
            <text:p text:style-name="P39">14</text:p>
          </table:table-cell>
          <table:table-cell table:style-name="Table1.A2" office:value-type="string">
            <text:p text:style-name="P44">1002</text:p>
          </table:table-cell>
          <table:table-cell table:style-name="Table1.A2" office:value-type="string">
            <text:p text:style-name="P44">6</text:p>
          </table:table-cell>
          <table:table-cell table:style-name="Table1.A2" office:value-type="string">
            <text:p text:style-name="P34">Odpowiedź prawidłowa<text:span text:style-name="T20"> (</text:span><text:span text:style-name="T16">wyjątek</text:span><text:span text:style-name="T20">):</text:span> 01 83 02 c0 f1</text:p>
          </table:table-cell>
          <table:table-cell table:style-name="Table1.E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9">15</text:p>
          </table:table-cell>
          <table:table-cell table:style-name="Table1.A2" office:value-type="string">
            <text:p text:style-name="P45">2000</text:p>
          </table:table-cell>
          <table:table-cell table:style-name="Table1.A2" office:value-type="string">
            <text:p text:style-name="P45">1</text:p>
          </table:table-cell>
          <table:table-cell table:style-name="Table1.A2" office:value-type="string">
            <text:p text:style-name="P34">Odpowiedź prawidłowa<text:span text:style-name="T20"> (</text:span><text:span text:style-name="T16">wyjątek</text:span><text:span text:style-name="T20">):</text:span> 01 83 02 c0 f1</text:p>
          </table:table-cell>
          <table:table-cell table:style-name="Table1.E2" office:value-type="string">
            <text:p text:style-name="P41"/>
          </table:table-cell>
        </table:table-row>
      </table:table>
      <text:p text:style-name="P17">Tabela 1.</text:p>
      <text:p text:style-name="P13"/>
      <text:p text:style-name="P10"><text:span text:style-name="T3">1.1.</text:span><text:span text:style-name="T6">2</text:span><text:span text:style-name="T3">.</text:span><text:tab/>Komend<text:span text:style-name="T17">y zapisu pojedynczego rejestru (</text:span><text:span text:style-name="T25">komenda </text:span><text:span text:style-name="T17">06), zapisu wielu rejestrów (</text:span><text:span text:style-name="T25">komenda </text:span><text:span text:style-name="T17">16) i odczytu rejestrów</text:span> <text:span text:style-name="T17">(</text:span><text:span text:style-name="T25">komenda </text:span>03<text:span text:style-name="T17">) </text:span>dla różnych kombinacji adresów, różnych ilości rejestrów<text:span text:style-name="T18"> i różnych danych.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29">Lp.</text:p>
          </table:table-cell>
          <table:table-cell table:style-name="Table2.A1" office:value-type="string">
            <text:p text:style-name="P29">Adres</text:p>
          </table:table-cell>
          <table:table-cell table:style-name="Table2.A1" office:value-type="string">
            <text:p text:style-name="P29">Liczba rejestrów</text:p>
          </table:table-cell>
          <table:table-cell table:style-name="Table2.A1" office:value-type="string">
            <text:p text:style-name="P46">Kod komendy</text:p>
          </table:table-cell>
          <table:table-cell table:style-name="Table2.A1" office:value-type="string">
            <text:p text:style-name="P31">Komentarz</text:p>
          </table:table-cell>
          <table:table-cell table:style-name="Table2.F1" office:value-type="string">
            <text:p text:style-name="P29">Ocena</text:p>
          </table:table-cell>
        </table:table-row>
        <table:table-row>
          <table:table-cell table:style-name="Table2.A2" office:value-type="string">
            <text:p text:style-name="P29">1<text:span text:style-name="T19">6</text:span></text:p>
          </table:table-cell>
          <table:table-cell table:style-name="Table2.A2" office:value-type="string">
            <text:p text:style-name="P29">1000</text:p>
          </table:table-cell>
          <table:table-cell table:style-name="Table2.A2" office:value-type="string">
            <text:p text:style-name="P49">7</text:p>
          </table:table-cell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34">Odpowiedź prawidłowa<text:span text:style-name="T20">;</text:span> dane z rejestr<text:span text:style-name="T20">ów praw</text:span><text:span text:style-name="T21">i</text:span><text:span text:style-name="T20">dłowe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8">17</text:p>
          </table:table-cell>
          <table:table-cell table:style-name="Table2.A2" office:value-type="string">
            <text:p text:style-name="P50">1000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6</text:p>
          </table:table-cell>
          <table:table-cell table:style-name="Table2.A2" office:value-type="string">
            <text:p text:style-name="P35">Odpowiedź prawidłowa<text:span text:style-name="T22">, potwierdzająca zapis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8">18</text:p>
          </table:table-cell>
          <table:table-cell table:style-name="Table2.A2" office:value-type="string">
            <text:p text:style-name="P29">1000</text:p>
          </table:table-cell>
          <table:table-cell table:style-name="Table2.A2" office:value-type="string">
            <text:p text:style-name="P49">7</text:p>
          </table:table-cell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34">Odpowiedź prawidłowa<text:span text:style-name="T20">;</text:span> dane z rejestr<text:span text:style-name="T20">ów praw</text:span><text:span text:style-name="T21">i</text:span><text:span text:style-name="T20">dłowe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8">19</text:p>
          </table:table-cell>
          <table:table-cell table:style-name="Table2.A2" office:value-type="string">
            <text:p text:style-name="P50">1000</text:p>
          </table:table-cell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0">16</text:p>
          </table:table-cell>
          <table:table-cell table:style-name="Table2.A2" office:value-type="string">
            <text:p text:style-name="P35">Odpowiedź prawidłowa<text:span text:style-name="T22">, potwierdzająca zapis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8">20</text:p>
          </table:table-cell>
          <table:table-cell table:style-name="Table2.A2" office:value-type="string">
            <text:p text:style-name="P29">1000</text:p>
          </table:table-cell>
          <table:table-cell table:style-name="Table2.A2" office:value-type="string">
            <text:p text:style-name="P49">7</text:p>
          </table:table-cell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34">Odpowiedź prawidłowa<text:span text:style-name="T20">;</text:span> dane z rejestr<text:span text:style-name="T20">ów praw</text:span><text:span text:style-name="T21">i</text:span><text:span text:style-name="T20">dłowe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21</text:p>
          </table:table-cell>
          <table:table-cell table:style-name="Table2.A2" office:value-type="string">
            <text:p text:style-name="P50">100<text:span text:style-name="T23">1</text:span>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6</text:p>
          </table:table-cell>
          <table:table-cell table:style-name="Table2.A2" office:value-type="string">
            <text:p text:style-name="P35">Odpowiedź prawidłowa<text:span text:style-name="T22">, potwierdzająca zapis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22</text:p>
          </table:table-cell>
          <table:table-cell table:style-name="Table2.A2" office:value-type="string">
            <text:p text:style-name="P29">1000</text:p>
          </table:table-cell>
          <table:table-cell table:style-name="Table2.A2" office:value-type="string">
            <text:p text:style-name="P49">7</text:p>
          </table:table-cell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34">Odpowiedź prawidłowa<text:span text:style-name="T20">;</text:span> dane z rejestr<text:span text:style-name="T20">ów praw</text:span><text:span text:style-name="T21">i</text:span><text:span text:style-name="T20">dłowe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23</text:p>
          </table:table-cell>
          <table:table-cell table:style-name="Table2.A2" office:value-type="string">
            <text:p text:style-name="P51">999</text:p>
          </table:table-cell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51">6</text:p>
          </table:table-cell>
          <table:table-cell table:style-name="Table2.A2" office:value-type="string">
            <text:p text:style-name="P36">Odpowiedź prawidłowa<text:span text:style-name="T20"> (</text:span><text:span text:style-name="T16">wyjątek</text:span><text:span text:style-name="T20">):</text:span> 01 86 02 c3 a1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24</text:p>
          </table:table-cell>
          <table:table-cell table:style-name="Table2.A2" office:value-type="string">
            <text:p text:style-name="P52">1002</text:p>
          </table:table-cell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51">6</text:p>
          </table:table-cell>
          <table:table-cell table:style-name="Table2.A2" office:value-type="string">
            <text:p text:style-name="P36">Odpowiedź prawidłowa<text:span text:style-name="T20"> (</text:span><text:span text:style-name="T16">wyjątek</text:span><text:span text:style-name="T20">):</text:span> 01 86 02 c3 a1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25</text:p>
          </table:table-cell>
          <table:table-cell table:style-name="Table2.A2" office:value-type="string">
            <text:p text:style-name="P52">65500</text:p>
          </table:table-cell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51">6</text:p>
          </table:table-cell>
          <table:table-cell table:style-name="Table2.A2" office:value-type="string">
            <text:p text:style-name="P36">Odpowiedź prawidłowa<text:span text:style-name="T20"> (</text:span><text:span text:style-name="T16">wyjątek</text:span><text:span text:style-name="T20">):</text:span> 01 86 02 c3 a1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26</text:p>
          </table:table-cell>
          <table:table-cell table:style-name="Table2.A2" office:value-type="string">
            <text:p text:style-name="P53">1000</text:p>
          </table:table-cell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53">16</text:p>
          </table:table-cell>
          <table:table-cell table:style-name="Table2.A2" office:value-type="string">
            <text:p text:style-name="P37">Odpowiedź prawidłowa<text:span text:style-name="T20"> (</text:span><text:span text:style-name="T16">wyjątek</text:span><text:span text:style-name="T20">):</text:span> 01 90 02 cd c1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27</text:p>
          </table:table-cell>
          <table:table-cell table:style-name="Table2.A2" office:value-type="string">
            <text:p text:style-name="P53">999</text:p>
          </table:table-cell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53">16</text:p>
          </table:table-cell>
          <table:table-cell table:style-name="Table2.A2" office:value-type="string">
            <text:p text:style-name="P37">Odpowiedź prawidłowa<text:span text:style-name="T20"> (</text:span><text:span text:style-name="T16">wyjątek</text:span><text:span text:style-name="T20">):</text:span> 01 90 02 cd c1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28</text:p>
          </table:table-cell>
          <table:table-cell table:style-name="Table2.A2" office:value-type="string">
            <text:p text:style-name="P53">1003</text:p>
          </table:table-cell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53">16</text:p>
          </table:table-cell>
          <table:table-cell table:style-name="Table2.A2" office:value-type="string">
            <text:p text:style-name="P37">Odpowiedź prawidłowa<text:span text:style-name="T20"> (</text:span><text:span text:style-name="T16">wyjątek</text:span><text:span text:style-name="T20">):</text:span> 01 90 02 cd c1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29</text:p>
          </table:table-cell>
          <table:table-cell table:style-name="Table2.A2" office:value-type="string">
            <text:p text:style-name="P53">65500</text:p>
          </table:table-cell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53">16</text:p>
          </table:table-cell>
          <table:table-cell table:style-name="Table2.A2" office:value-type="string">
            <text:p text:style-name="P37">Odpowiedź prawidłowa<text:span text:style-name="T20"> (</text:span><text:span text:style-name="T16">wyjątek</text:span><text:span text:style-name="T20">):</text:span> 01 90 02 cd c1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30</text:p>
          </table:table-cell>
          <table:table-cell table:style-name="Table2.A2" office:value-type="string">
            <text:p text:style-name="P53">1001</text:p>
          </table:table-cell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53">16</text:p>
          </table:table-cell>
          <table:table-cell table:style-name="Table2.A2" office:value-type="string">
            <text:p text:style-name="P37">Odpowiedź prawidłowa<text:span text:style-name="T20"> (</text:span><text:span text:style-name="T16">wyjątek</text:span><text:span text:style-name="T20">):</text:span> 01 90 02 cd c1</text:p>
          </table:table-cell>
          <table:table-cell table:style-name="Table2.F2" office:value-type="string">
            <text:p text:style-name="P41"/>
          </table:table-cell>
        </table:table-row>
      </table:table>
      <text:p text:style-name="P17">Tabela <text:span text:style-name="T18">2</text:span>.</text:p>
      <text:p text:style-name="P14"/>
      <text:p text:style-name="P11"><text:span text:style-name="T3">1.1.</text:span><text:span text:style-name="T7">3</text:span><text:span text:style-name="T3">.</text:span><text:tab/>Komend<text:span text:style-name="T17">y </text:span><text:span text:style-name="T26">niezaimplementowane</text:span><text:span text:style-name="T18">.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0">Lp.</text:p>
          </table:table-cell>
          <table:table-cell table:style-name="Table3.A1" office:value-type="string">
            <text:p text:style-name="P47">Kod komendy</text:p>
          </table:table-cell>
          <table:table-cell table:style-name="Table3.A1" office:value-type="string">
            <text:p text:style-name="P32">Komentarz</text:p>
          </table:table-cell>
          <table:table-cell table:style-name="Table3.D1" office:value-type="string">
            <text:p text:style-name="P30">Ocena</text:p>
          </table:table-cell>
        </table:table-row>
        <table:table-row>
          <table:table-cell table:style-name="Table3.A2" office:value-type="string">
            <text:p text:style-name="P53">31</text:p>
          </table:table-cell>
          <table:table-cell table:style-name="Table3.A2" office:value-type="string">
            <text:p text:style-name="P53">1</text:p>
          </table:table-cell>
          <table:table-cell table:style-name="Table3.A2" office:value-type="string">
            <text:p text:style-name="P37">Odpowiedź prawidłowa<text:span text:style-name="T20"> (</text:span><text:span text:style-name="T16">wyjątek</text:span><text:span text:style-name="T20">):</text:span> 01 81 01 81 90</text:p>
          </table:table-cell>
          <table:table-cell table:style-name="Table3.D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53">32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38">Odpowiedź prawidłowa<text:span text:style-name="T20"> (</text:span><text:span text:style-name="T16">wyjątek</text:span><text:span text:style-name="T20">):</text:span> 01 82 01 81 60</text:p>
          </table:table-cell>
          <table:table-cell table:style-name="Table3.D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53">33</text:p>
          </table:table-cell>
          <table:table-cell table:style-name="Table3.A2" office:value-type="string">
            <text:p text:style-name="P54">4</text:p>
          </table:table-cell>
          <table:table-cell table:style-name="Table3.A2" office:value-type="string">
            <text:p text:style-name="P38">Odpowiedź prawidłowa<text:span text:style-name="T20"> (</text:span><text:span text:style-name="T16">wyjątek</text:span><text:span text:style-name="T20">):</text:span> 01 84 01 82 c0</text:p>
          </table:table-cell>
          <table:table-cell table:style-name="Table3.D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53">34</text:p>
          </table:table-cell>
          <table:table-cell table:style-name="Table3.A2" office:value-type="string">
            <text:p text:style-name="P54">5</text:p>
          </table:table-cell>
          <table:table-cell table:style-name="Table3.A2" office:value-type="string">
            <text:p text:style-name="P38">Odpowiedź prawidłowa<text:span text:style-name="T20"> (</text:span><text:span text:style-name="T16">wyjątek</text:span><text:span text:style-name="T20">):</text:span> 01 85 01 83 50</text:p>
          </table:table-cell>
          <table:table-cell table:style-name="Table3.D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53">35</text:p>
          </table:table-cell>
          <table:table-cell table:style-name="Table3.A2" office:value-type="string">
            <text:p text:style-name="P55">15</text:p>
          </table:table-cell>
          <table:table-cell table:style-name="Table3.A2" office:value-type="string">
            <text:p text:style-name="P38">Odpowiedź prawidłowa<text:span text:style-name="T20"> (</text:span><text:span text:style-name="T16">wyjątek</text:span><text:span text:style-name="T20">):</text:span> 01 8f 01 85 f0</text:p>
          </table:table-cell>
          <table:table-cell table:style-name="Table3.D2" office:value-type="string">
            <text:p text:style-name="P42"/>
          </table:table-cell>
        </table:table-row>
      </table:table>
      <text:p text:style-name="P18">Tabela <text:span text:style-name="T26">3</text:span>.</text:p>
      <text:p text:style-name="P15"/>
      <text:p text:style-name="P12"><text:span text:style-name="T3">1.1.</text:span><text:span text:style-name="T9">4</text:span><text:span text:style-name="T3">.</text:span><text:tab/><text:span text:style-name="T28">Obserwacje </text:span><text:span text:style-name="T31">czasu reakcji interfejsu.</text:span></text:p>
      <text:p text:style-name="P56">Za pomocą wydruków debuggerskich oraz obserwacji na oscyloskopie oszacowano wartości niektórych odstępów czasu.</text:p>
      <text:p text:style-name="P20"><text:span text:style-name="T31">Ś</text:span>redni czas <text:span text:style-name="T30">prze</text:span>syłania pojedynczego znaku<text:span text:style-name="T30"> komendy (master'a)</text:span><text:span text:style-name="T31">: </text:span><text:span text:style-name="T32">0.571 ms.</text:span></text:p>
      <text:p text:style-name="P21"><text:span text:style-name="T32">Ś</text:span>redni czas <text:span text:style-name="T30">prze</text:span>syłania pojedynczego znaku<text:span text:style-name="T30"> odpowiedzi (slave'a)</text:span><text:span text:style-name="T32">: </text:span><text:span text:style-name="T33">0.573 ms.</text:span></text:p>
      <text:p text:style-name="P19"><text:span text:style-name="T33">C</text:span>zas od końca ramki wysłanej z PC do początku ramki odpowiedzi: <text:span text:style-name="T29">2.1</text:span><text:span text:style-name="T33">7 </text:span><text:span text:style-name="T29">ms</text:span><text:span text:style-name="T33"> (</text:span><text:span text:style-name="T34">głównym składnikiem tego czasu jest oczekiwanie </text:span><text:span text:style-name="T33">3.5</text:span><text:span text:style-name="T34"> znaku</text:span><text:span text:style-name="T33"> x <text:s/></text:span><text:span text:style-name="T32">0.571 ms</text:span><text:span text:style-name="T33"> = 2.00 ms).</text:span></text:p>
      <text:p text:style-name="P16"/>
      <text:p text:style-name="P6"><text:span text:style-name="T5">1</text:span><text:span text:style-name="T4">.</text:span><text:span text:style-name="T8">2</text:span><text:span text:style-name="T4">.</text:span><text:span text:style-name="T1"> </text:span><text:span text:style-name="T12">Testy komunikacji z terminalem PC</text:span><text:span text:style-name="T27">, w których PC wysyła ciąg znaków, na który interfejs badany nie powinien odpowiedzieć, ale nie powinien się zawiesić.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53:02.453332925</meta:creation-date>
    <dc:date>2025-05-19T12:59:58.746997892</dc:date>
    <meta:editing-duration>PT14H14M8S</meta:editing-duration>
    <meta:editing-cycles>91</meta:editing-cycles>
    <meta:generator>LibreOffice/24.2.7.2$Linux_X86_64 LibreOffice_project/420$Build-2</meta:generator>
    <meta:print-date>2024-11-18T08:23:59.055056549</meta:print-date>
    <meta:printed-by>PDF files</meta:printed-by>
    <meta:document-statistic meta:table-count="3" meta:image-count="0" meta:object-count="0" meta:page-count="4" meta:paragraph-count="192" meta:word-count="630" meta:character-count="3804" meta:non-whitespace-character-count="3360"/>
  </office:meta>
</office:document-meta>
</file>